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Ubuntu Medium" fo:font-size="12pt" officeooo:paragraph-rsid="001e84d8" style:font-size-asian="12pt" style:font-size-complex="12pt"/>
    </style:style>
    <style:style style:name="T1" style:family="text">
      <style:text-properties officeooo:rsid="001e84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ESQUITE-GRILLED TUNA STEAKS</text:span></text:p>
      <text:p text:style-name="P1"><text:span text:style-name="T1"/></text:p>
      <text:p text:style-name="P1"><text:span text:style-name="T1">2 cloves garlic, minced</text:span></text:p>
      <text:p text:style-name="P1"><text:span text:style-name="T1">1 teaspoon coarse salt</text:span></text:p>
      <text:p text:style-name="P1"><text:span text:style-name="T1">1/2 teaspoon freshly ground black pepper</text:span></text:p>
      <text:p text:style-name="P1"><text:span text:style-name="T1">3 tablespoons chopped fresh cilantro</text:span></text:p>
      <text:p text:style-name="P1"><text:span text:style-name="T1">2 tablespoons fresh lime juice</text:span></text:p>
      <text:p text:style-name="P1"><text:span text:style-name="T1">2 tablespoons extra-virgin olive oil</text:span></text:p>
      <text:p text:style-name="P1"><text:span text:style-name="T1">4 sushi-quality tuna steaks </text:span></text:p>
      <text:p text:style-name="P1"><text:span text:style-name="T1"><text:s text:c="4"/>(each about 3/4 inch thick and 6 ounces each)</text:span></text:p>
      <text:p text:style-name="P1"><text:span text:style-name="T1">4 flour tortillas</text:span></text:p>
      <text:p text:style-name="P1"><text:span text:style-name="T1">Your favorite salsa</text:span></text:p>
      <text:p text:style-name="P1"><text:span text:style-name="T1">Cilantro sprigs for garnish</text:span></text:p>
      <text:p text:style-name="P1"><text:span text:style-name="T1"/></text:p>
      <text:p text:style-name="P1"><text:span text:style-name="T1">You'll also need:</text:span></text:p>
      <text:p text:style-name="P1"><text:span text:style-name="T1">1 cup wood chips or chunks, preferably mesquite, unsoaked</text:span></text:p>
      <text:p text:style-name="P1"><text:span text:style-name="T1"/></text:p>
      <text:p text:style-name="P1"><text:span text:style-name="T1">1. In a mortar using a pestle or in a small nonreactive bowl using the back of a spoon, mash together the garlic, salt, black pepper, and cilantro. Stir in the lime juice and 2 tablespoons of the olive oil.</text:span></text:p>
      <text:p text:style-name="P1"><text:span text:style-name="T1"/></text:p>
      <text:p text:style-name="P1"><text:span text:style-name="T1">2. Trim any skin or dark or bloody spots off the tuna steaks. Rinse the tuna under cold running water, then blot it dry with paper towels. Place the tuna steaks in a nonreactive baking dish just large enough to hold them and pour the marinade over the fish. Let the tuna marinate in the refrigerator, covered, for 30 minutes, turning once or twice so that it marinates evenly.</text:span></text:p>
      <text:p text:style-name="P1"><text:span text:style-name="T1"/></text:p>
      <text:p text:style-name="P1"><text:span text:style-name="T1">3. Set up the grill for direct grilling and preheat to high. If using a gas grill, place all of the wood chips or chunks in the smoker box or in a smoker pouch and run the grill on high until you see smoke. If using a charcoal grill, preheat it to high, then toss all of the wood chips or chunks on the coals.</text:span></text:p>
      <text:p text:style-name="P1"><text:span text:style-name="T1"/></text:p>
      <text:p text:style-name="P1"><text:span text:style-name="T1">4. When ready to cook, drain the marinade from the tuna steaks and discard the marinade. Lightly brush both sides of the tuna with olive oil. Brush and oil the grill grate. Arrange the tuna on the hot grate, placing it on a diagonal to the bars. Grill the fish until cooked to</text:span></text:p>
      <text:p text:style-name="P1"><text:span text:style-name="T1">taste, 3 to 5 minutes per side for medium-rare, 4 to 6 minutes per side for medium, rotating each steak a quarter turn after 1-1/2 minutes or so on each side to create an attractive crosshatch of grill marks. Test for doneness using the poke method: A medium-rare tuna steak will be gently yielding; a medium steak will be firm.</text:span></text:p>
      <text:p text:style-name="P1"><text:span text:style-name="T1"/></text:p>
      <text:p text:style-name="P1"><text:span text:style-name="T1">5. Meanwhile, warm the tortillas on the grill; it will take 10 to 20 seconds per side. Wrap the tortillas in a cloth napkin and place in a basket.</text:span></text:p>
      <text:p text:style-name="P1"><text:span text:style-name="T1"/></text:p>
      <text:p text:style-name="P1"><text:span text:style-name="T1">6. There are two ways to serve the tuna. Place the tortillas on a platter or plates, arrange the grilled tuna steaks on top, and spoon the salsa over them. Or you can cut the fish into thin slices and pile them on the tortillas, spooning the salsa on top. Garnish with the cilantro sprigs.</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22T05:17:48</dc:date>
    <meta:document-statistic meta:table-count="0" meta:image-count="0" meta:object-count="0" meta:page-count="1" meta:paragraph-count="21" meta:word-count="438" meta:character-count="2359" meta:non-whitespace-character-count="1937"/>
    <meta:generator>LibreOffice/4.0.2.2$Linux_X86_64 LibreOffice_project/400m0$Build-2</meta:generator>
  </office:meta>
</office:document-meta>
</file>